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Heading_20_1">
      <style:paragraph-properties fo:margin-left="0in" fo:margin-right="0in" fo:text-indent="0in" style:auto-text-indent="false"/>
    </style:style>
    <style:style style:name="P5" style:family="paragraph" style:parent-style-name="Title" style:master-page-name="Standard">
      <style:paragraph-properties style:page-number="auto"/>
    </style:style>
    <style:style style:name="T1" style:family="text">
      <style:text-properties style:font-name="Arial" style:font-name-complex="Arial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PMT – <text:span text:style-name="T1">Indexed Pattern Matching Tool</text:span> </text:p>
      <text:p text:style-name="Standard"/>
      <text:p text:style-name="Standard"><text:span text:style-name="T2">Nome da ferramenta: IPMT</text:span></text:p>
      <text:p text:style-name="P1"/>
      <text:p text:style-name="Standard"><text:span text:style-name="T2">Grupo: Danilo Neves Ribeiro (dnr2)</text:span></text:p>
      <text:p text:style-name="Standard"><text:span text:style-name="T2"><text:tab/> Vitor Hugo Antero de Melo (vham)</text:span></text:p>
      <text:p text:style-name="Standard"/>
      <text:h text:style-name="Heading_20_1" text:outline-level="1">Descrição do funcionamento da ferramenta</text:h>
      <text:p text:style-name="Standard"/>
      <text:p text:style-name="Standard">A ferramenta IPMT foi desenvolvida utilizando a linguagem de programação C++. Implementamos os seguintes algoritmos estudados em sala de aula que serão separados em duas categorias:</text:p>
      <text:p text:style-name="Standard"/>
      <text:p text:style-name="P2">Algoritmo de indexação:</text:p>
      <text:h text:style-name="Heading_20_2" text:outline-level="2">Árvore de Sufixos (Ukkonen)</text:h>
      <text:p text:style-name="Standard"/>
      <text:p text:style-name="Standard">As árvores de sufixo, baseada no algoritmo de Ukkonen[1] como vistas em sala, são mais eficientes na complexidade de tempo para construção de indices. Utilizamos esta opção para fazer a indexação do texto e ela se mostrou eficiente. Em [2] há um detalhamento da construção da arvore, e nosso algoritmo foi baseado por este site.</text:p>
      <text:p text:style-name="Standard"/>
      <text:p text:style-name="P2">Algoritmo de compressão/descompressão:</text:p>
      <text:h text:style-name="Heading_20_2" text:outline-level="2">LZW</text:h>
      <text:p text:style-name="Standard"/>
      <text:p text:style-name="Standard">Para realizar a compressão e descompressão dos arquivos e das estruturas de dados, utilizamos o algoritmo de Lempel-Ziv-Welch (LZW), que é comumente utilizado em compressão de arquivos GIF. <text:span text:style-name="T6">Nós seguimos as dicas de implementação encontradas em [3]. Utilizamos a estrutura </text:span><text:span text:style-name="T5">map</text:span><text:span text:style-name="T6"> para o dicionário tanto na compressão quanto na descompressão.</text:span></text:p>
      <text:p text:style-name="Standard"/>
      <text:h text:style-name="Heading_20_1" text:outline-level="1">Detalhes de implementação </text:h>
      <text:p text:style-name="Standard"/>
      <text:p text:style-name="Standard">A leitura dos arquivos de entrada foi feita de uma única vez, e foi concatenado todas as linhas do arquivo em uma única string. Decidimos utilizar essa estratégia pois é necessário varrer a string de entrada para criar a arvore de sufixo de uma única vez.</text:p>
      <text:p text:style-name="Standard">A implementação do projeto segue a estrutura descrita na especificação. Os arquivos do código fonte se encontram na pasta <text:span text:style-name="T4">src/</text:span>, descritos a seguir:</text:p>
      <text:h text:style-name="Heading_20_2" text:outline-level="2"><text:soft-page-break/></text:h>
      <text:h text:style-name="Heading_20_2" text:outline-level="2">ipmt.cpp</text:h>
      <text:p text:style-name="Standard"/>
      <text:p text:style-name="Standard">Este é o arquivo de interface com o usuário, ele importa um segundo arquivo que contém a implementação dos algoritmos, <text:span text:style-name="T5">ipmt</text:span><text:span text:style-name="T4">_algorithm.h</text:span>. Seus objetivos incluem imprimir a ajuda, fazer <text:span text:style-name="T4">parse</text:span> nos argumentos de entrada, lidar com <text:span text:style-name="T4">wildcards</text:span> etc. <text:span text:style-name="T6">Ele também verifica se a execução deve ser do tipo </text:span><text:span text:style-name="T5">index</text:span><text:span text:style-name="T6"> ou </text:span><text:span text:style-name="T5">search</text:span><text:span text:style-name="T6">, e chama as funções correspondentes</text:span>.</text:p>
      <text:h text:style-name="Heading_20_2" text:outline-level="2">ipmt_algorithm.h</text:h>
      <text:p text:style-name="Standard"/>
      <text:p text:style-name="Standard">Define algumas constantes e as assinaturas dos métodos que são implementados em <text:span text:style-name="T5">ipmt</text:span><text:span text:style-name="T4">_algorithm.cpp</text:span>.</text:p>
      <text:h text:style-name="Heading_20_2" text:outline-level="2">ipmt_algorithm.cpp</text:h>
      <text:p text:style-name="Standard"/>
      <text:p text:style-name="Standard">Este arquivo contém os algoritmos de compressão e descompressão, e a lógica que chama as funções para criar índices e executar buscas. Implementa as funções definidas em <text:span text:style-name="T5">ipmt</text:span><text:span text:style-name="T4">_algorithm.h</text:span>, onde as principais funções <text:span text:style-name="T6">são </text:span><text:span text:style-name="T5">ipmt_index_*()</text:span><text:span text:style-name="T6"> e </text:span><text:span text:style-name="T5">ipmt_search()</text:span>, que servem de ligação entre a interface com o usuário (<text:span text:style-name="T5">ipmt</text:span><text:span text:style-name="T4">.cpp</text:span>) e suas funções.</text:p>
      <text:h text:style-name="Heading_20_2" text:outline-level="2">SuffixTree.cpp</text:h>
      <text:p text:style-name="Standard"/>
      <text:p text:style-name="Standard">Por questões de organização foi decidido criar uma estrutura para comportar todas as variáveis que definem a árvore de sufixos, bem como funções e variáveis que ajudam a construí-la. Caso essa estrutura não fosse criada seria necessário passar várias estruturas e <text:span text:style-name="T4">arrays</text:span> por parâmetro, ou fazer tudo em um único método, o que avaliamos inadequado. <text:s/>A estrutura da arvore foi representada por um array de arestas, já que desta forma seria mais direto a codificação e descodificação. Além disso foi utilizado a estrutura map de c++ para mapear quais as arestas que saiam de um determinado nó, considerando um determinado caractere (esta estrutura é faz busca em tempo logarítmico, talvez usar um hashmap aumentaria a parformance). Para serializar a arvore criamos uma string, onde o primeiro inteiro representa o numero de nós na arvore, e os demais n-1 inteiros representam as arestas (com informação do no inicial, no final label da aresta).</text:p>
      <text:h text:style-name="Heading_20_1" text:outline-level="1">Bugs e lim<text:bookmark text:name="_GoBack"/>itações</text:h>
      <text:p text:style-name="Standard"/>
      <text:p text:style-name="Standard">Observamos que para muitos arquivos pequenos a compressão fica maior do que o arquivo original. Isso ocorre devido à baixa quantidade de padrões repetidos. Outra limitação ocorre no tamanho do dicionário não ser limitado, o que pode causar estouro de pilha dependendo do tamanho da entrada e da memória disponível durante a execução.</text:p>
      <text:p text:style-name="Standard">Outro bug foi que quando compilado no Linux a árvore joga um exceção na hora de dar free na memoria alocada. Este erro não ocorre no Windows (sistema operacional que utilizamos para fazer o código). Para solucionar o problema tivemos que forçar o encerramento <text:soft-page-break/>do programa. Isso não afeta o resultado final, contudo não é possível indexar mais de um arquivo de texto na mesma execução.</text:p>
      <text:p text:style-name="Standard"/>
      <text:p text:style-name="P3"><text:span text:style-name="T3"/></text:p>
      <text:p text:style-name="P3"><text:span text:style-name="T3"/></text:p>
      <text:p text:style-name="P3"><text:span text:style-name="T3"/></text:p>
      <text:h text:style-name="P4" text:outline-level="1">Referências</text:h>
      <text:p text:style-name="P3"/>
      <text:p text:style-name="P3">[1] - E. Ukkonen. On-line construction of suffix trees. Algorithmica, 14(3):249-260, September 1995. </text:p>
      <text:p text:style-name="P3">[2] - http://marknelson.us/1996/08/01/suffix-trees/</text:p>
      <text:p text:style-name="P3">[3] - https://www.cs.duke.edu/csed/curious/compression/lzw.htm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pt" fo:country="BR" style:letter-kerning="true" style:font-size-asian="11pt" style:language-asian="pt" style:country-asian="BR" style:font-size-complex="10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pt" fo:country="BR" style:letter-kerning="true" style:font-name-asian="Arial1" style:font-size-asian="11pt" style:language-asian="pt" style:country-asian="BR" style:font-name-complex="Arial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in" fo:margin-right="0in" fo:text-align="justify" style:justify-single-word="false" fo:orphans="2" fo:widows="2" fo:text-indent="0.5in" style:auto-text-indent="false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39in" fo:margin-bottom="0in" fo:keep-together="always" fo:keep-with-next="always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11in" fo:margin-bottom="0in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11in" fo:margin-bottom="0in" fo:keep-together="always" fo:keep-with-next="always"/>
      <style:text-properties fo:color="#666666" style:font-name="Trebuchet MS" style:text-underline-style="solid" style:text-underline-width="auto" style:text-underline-color="font-color" style:font-name-asian="Trebuchet MS1" style:font-name-complex="Trebuchet MS1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11in" fo:margin-bottom="0in" fo:keep-together="always" fo:keep-with-next="always"/>
      <style:text-properties fo:color="#666666" style:font-name="Trebuchet MS" style:font-name-asian="Trebuchet MS1" style:font-name-complex="Trebuchet MS1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11in" fo:margin-bottom="0in" fo:keep-together="always" fo:keep-with-next="always"/>
      <style:text-properties fo:color="#666666" style:font-name="Trebuchet MS" fo:font-style="italic" style:font-name-asian="Trebuchet MS1" style:font-style-asian="italic" style:font-name-complex="Trebuchet MS1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18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in" fo:margin-bottom="0.139in" fo:text-align="center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4pt" style:font-style-complex="italic"/>
    </style:style>
    <style:style style:name="footnote_20_text" style:display-name="footnote text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No_20_Spacing" style:display-name="No Spacing" style:family="paragraph" style:default-outline-level="">
      <style:paragraph-properties fo:line-height="100%" fo:orphans="2" fo:widows="2" style:writing-mode="lr-tb"/>
      <style:text-properties style:use-window-font-color="true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atorio TPF PCC 2014.2.docx</dc:title>
    <meta:initial-creator>Vitor</meta:initial-creator>
    <dc:creator>Vitor Melo</dc:creator>
    <meta:editing-cycles>69</meta:editing-cycles>
    <meta:print-date>2014-12-01T01:29:00</meta:print-date>
    <meta:creation-date>2014-12-01T00:46:00</meta:creation-date>
    <dc:date>2015-02-23T00:01:03</dc:date>
    <meta:editing-duration>PT2H2M7S</meta:editing-duration>
    <meta:generator>LibreOffice/3.5$Linux_X86_64 LibreOffice_project/350m1$Build-2</meta:generator>
    <meta:document-statistic meta:table-count="0" meta:image-count="0" meta:object-count="0" meta:page-count="3" meta:paragraph-count="30" meta:word-count="656" meta:character-count="4267" meta:non-whitespace-character-count="36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